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Text_20_body" style:list-style-name="L14">
    </style:style>
    <style:style style:name="P20" style:family="paragraph" style:parent-style-name="Text_20_body" style:list-style-name="L15">
      <style:paragraph-properties fo:margin-top="0in" fo:margin-bottom="0in"/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Quotations">
      <style:paragraph-properties fo:margin-left="0.5in" fo:margin-right="0in" fo:text-indent="0in" style:auto-text-indent="false"/>
    </style:style>
    <style:style style:name="P29" style:family="paragraph" style:parent-style-name="Text_20_body" style:list-style-name="L16">
      <style:paragraph-properties fo:margin-top="0in" fo:margin-bottom="0in"/>
    </style:style>
    <style:style style:name="P30" style:family="paragraph" style:parent-style-name="Text_20_body" style:list-style-name="L17">
      <style:paragraph-properties fo:margin-top="0in" fo:margin-bottom="0in"/>
    </style:style>
    <style:style style:name="P31" style:family="paragraph" style:parent-style-name="Text_20_body" style:list-style-name="L18">
      <style:paragraph-properties fo:margin-top="0in" fo:margin-bottom="0in"/>
    </style:style>
    <style:style style:name="P32" style:family="paragraph" style:parent-style-name="Text_20_body" style:list-style-name="L19">
      <style:paragraph-properties fo:margin-top="0in" fo:margin-bottom="0in"/>
    </style:style>
    <style:style style:name="P33" style:family="paragraph" style:parent-style-name="Text_20_body" style:list-style-name="L20">
      <style:paragraph-properties fo:margin-top="0in" fo:margin-bottom="0in"/>
    </style:style>
    <style:style style:name="P34" style:family="paragraph" style:parent-style-name="Text_20_body" style:list-style-name="L21">
      <style:paragraph-properties fo:margin-top="0in" fo:margin-bottom="0in"/>
    </style:style>
    <style:style style:name="P35" style:family="paragraph" style:parent-style-name="Quotations">
      <style:paragraph-properties fo:margin-left="0.5in" fo:margin-right="0in" fo:text-indent="0in" style:auto-text-indent="false"/>
    </style:style>
    <style:style style:name="P36" style:family="paragraph" style:parent-style-name="Text_20_body" style:list-style-name="L22">
      <style:paragraph-properties fo:margin-left="0.5in" fo:margin-right="0in" fo:text-indent="0in" style:auto-text-indent="false" fo:margin-top="0in" fo:margin-bottom="0in"/>
    </style:style>
    <style:style style:name="P37" style:family="paragraph" style:parent-style-name="Text_20_body" style:list-style-name="L23">
      <style:paragraph-properties fo:margin-top="0in" fo:margin-bottom="0in"/>
    </style:style>
    <style:style style:name="P38" style:family="paragraph" style:parent-style-name="Text_20_body" style:list-style-name="L24">
      <style:paragraph-properties fo:margin-top="0in" fo:margin-bottom="0in"/>
    </style:style>
    <style:style style:name="P39" style:family="paragraph" style:parent-style-name="Text_20_body" style:list-style-name="L25">
      <style:paragraph-properties fo:margin-top="0in" fo:margin-bottom="0in"/>
    </style:style>
    <style:style style:name="P40" style:family="paragraph" style:parent-style-name="Text_20_body" style:list-style-name="L26">
      <style:paragraph-properties fo:margin-top="0in" fo:margin-bottom="0in"/>
    </style:style>
    <style:style style:name="P41" style:family="paragraph" style:parent-style-name="Text_20_body" style:list-style-name="L27">
      <style:paragraph-properties fo:margin-top="0in" fo:margin-bottom="0in"/>
    </style:style>
    <style:style style:name="P42" style:family="paragraph" style:parent-style-name="Text_20_body" style:list-style-name="L28">
      <style:paragraph-properties fo:margin-top="0in" fo:margin-bottom="0in"/>
    </style:style>
    <style:style style:name="P43" style:family="paragraph" style:parent-style-name="Text_20_body" style:list-style-name="L29">
      <style:paragraph-properties fo:margin-top="0in" fo:margin-bottom="0in"/>
    </style:style>
    <style:style style:name="P44" style:family="paragraph" style:parent-style-name="Text_20_body" style:list-style-name="L30">
      <style:paragraph-properties fo:margin-top="0in" fo:margin-bottom="0in"/>
    </style:style>
    <style:style style:name="P45" style:family="paragraph" style:parent-style-name="Text_20_body" style:list-style-name="L31">
      <style:paragraph-properties fo:margin-top="0in" fo:margin-bottom="0in"/>
    </style:style>
    <style:style style:name="P46" style:family="paragraph" style:parent-style-name="Text_20_body" style:list-style-name="L32">
      <style:paragraph-properties fo:margin-top="0in" fo:margin-bottom="0in"/>
    </style:style>
    <style:style style:name="P47" style:family="paragraph" style:parent-style-name="Text_20_body" style:list-style-name="L33">
      <style:paragraph-properties fo:margin-top="0in" fo:margin-bottom="0in"/>
    </style:style>
    <style:style style:name="P48" style:family="paragraph" style:parent-style-name="Text_20_body" style:list-style-name="L34">
    </style:style>
    <style:style style:name="P49" style:family="paragraph" style:parent-style-name="Text_20_body" style:list-style-name="L35">
      <style:paragraph-properties fo:margin-top="0in" fo:margin-bottom="0in"/>
    </style:style>
    <style:style style:name="P50" style:family="paragraph" style:parent-style-name="Text_20_body" style:list-style-name="L36">
    </style:style>
    <style:style style:name="P51" style:family="paragraph" style:parent-style-name="Text_20_body" style:list-style-name="L37">
      <style:paragraph-properties fo:margin-top="0in" fo:margin-bottom="0in"/>
    </style:style>
    <style:style style:name="P52" style:family="paragraph" style:parent-style-name="Text_20_body" style:list-style-name="L38">
      <style:paragraph-properties fo:margin-top="0in" fo:margin-bottom="0in"/>
    </style:style>
    <style:style style:name="P53" style:family="paragraph" style:parent-style-name="Text_20_body" style:list-style-name="L39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Text_20_body" style:list-style-name="L40">
      <style:paragraph-properties fo:margin-top="0in" fo:margin-bottom="0in"/>
    </style:style>
    <style:style style:name="P111" style:family="paragraph" style:parent-style-name="Text_20_body" style:list-style-name="L41">
    </style:style>
    <style:style style:name="P112" style:family="paragraph" style:parent-style-name="Text_20_body" style:list-style-name="L42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Text_20_body" style:list-style-name="L43">
      <style:paragraph-properties fo:margin-top="0in" fo:margin-bottom="0in"/>
    </style:style>
    <style:style style:name="P132" style:family="paragraph" style:parent-style-name="Text_20_body" style:list-style-name="L44">
      <style:paragraph-properties fo:margin-top="0in" fo:margin-bottom="0in"/>
    </style:style>
    <style:style style:name="P133" style:family="paragraph" style:parent-style-name="Text_20_body" style:list-style-name="L45">
      <style:paragraph-properties fo:margin-top="0in" fo:margin-bottom="0in"/>
    </style:style>
    <style:style style:name="P134" style:family="paragraph" style:parent-style-name="Text_20_body" style:list-style-name="L46">
      <style:paragraph-properties fo:margin-top="0in" fo:margin-bottom="0in"/>
    </style:style>
    <style:style style:name="P135" style:family="paragraph" style:parent-style-name="Text_20_body" style:list-style-name="L47">
      <style:paragraph-properties fo:margin-top="0in" fo:margin-bottom="0in"/>
    </style:style>
    <style:style style:name="P136" style:family="paragraph" style:parent-style-name="Text_20_body" style:list-style-name="L48">
      <style:paragraph-properties fo:margin-top="0in" fo:margin-bottom="0in"/>
    </style:style>
    <style:style style:name="P137" style:family="paragraph" style:parent-style-name="Text_20_body" style:list-style-name="L49">
      <style:paragraph-properties fo:margin-top="0in" fo:margin-bottom="0in"/>
    </style:style>
  </office:automatic-styles>
  <office:body>
    <office:text>
      <text:p text:style-name="P1">－－－－－－－－－－－－－－－－－－－－－－－－－－－－－－－－</text:p>
      <text:p text:style-name="P2">ＵＤ０１ <text:s text:c="1"/>－ <text:s text:c="1"/>Ｉｎｔｒｏｄｕｃｃｉｏ <text:s text:c="1"/>ａ <text:s text:c="1"/>ＨＴＭＬ５， <text:s text:c="1"/>ＣＳＳ</text:p>
      <text:p text:style-name="P3"><text:s text:c="14"/>ｉ <text:s text:c="1"/>ｅｉｎｅｓ <text:s text:c="1"/>ｄｅ <text:s text:c="1"/>ｐｒｅｐｒｏｃｅｓｓａｔ</text:p>
      <text:p text:style-name="P4">－－－－－－－－－－－－－－－－－－－－－－－－－－－－－－－－</text:p>
      <text:h text:style-name="Heading_20_1" text:outline-level="1">Índex</text:h>
      <text:list text:style-name="L1">
        <text:list-item>
          <text:p text:style-name="P5"><text:a xlink:type="simple" xlink:href="#introducció" office:name=""><text:span text:style-name="Definition">Introducció</text:span></text:a></text:p>
          <text:list text:style-name="L2">
            <text:list-item>
              <text:p text:style-name="P6"><text:a xlink:type="simple" xlink:href="#història" office:name=""><text:span text:style-name="Definition">Història</text:span></text:a></text:p>
              <text:list text:style-name="L3">
                <text:list-item>
                  <text:p text:style-name="P7"><text:a xlink:type="simple" xlink:href="#abans-de-html5" office:name=""><text:span text:style-name="Definition">Abans de HTML5</text:span></text:a></text:p>
                </text:list-item>
              </text:list>
            </text:list-item>
            <text:list-item>
              <text:p text:style-name="P6"><text:a xlink:type="simple" xlink:href="#a-partir-dhtml5" office:name=""><text:span text:style-name="Definition">A partir d'HTML5</text:span></text:a></text:p>
            </text:list-item>
          </text:list>
        </text:list-item>
        <text:list-item>
          <text:p text:style-name="P5"><text:a xlink:type="simple" xlink:href="#ecosistema-html-5" office:name=""><text:span text:style-name="Definition">Ecosistema HTML 5</text:span></text:a></text:p>
        </text:list-item>
        <text:list-item>
          <text:p text:style-name="P5"><text:a xlink:type="simple" xlink:href="#llenguatge-de-marques-markup" office:name=""><text:span text:style-name="Definition">Llenguatge de Marques (Markup)</text:span></text:a></text:p>
          <text:list text:style-name="L4">
            <text:list-item>
              <text:p text:style-name="P8"><text:a xlink:type="simple" xlink:href="#elements-tags" office:name=""><text:span text:style-name="Definition">Elements (Tags)</text:span></text:a></text:p>
              <text:list text:style-name="L5">
                <text:list-item>
                  <text:p text:style-name="P9"><text:a xlink:type="simple" xlink:href="#anatomia" office:name=""><text:span text:style-name="Definition">Anatomia</text:span></text:a></text:p>
                </text:list-item>
                <text:list-item>
                  <text:p text:style-name="P9"><text:a xlink:type="simple" xlink:href="#custom-elements" office:name=""><text:span text:style-name="Definition">Custom Elements</text:span></text:a></text:p>
                </text:list-item>
              </text:list>
            </text:list-item>
            <text:list-item>
              <text:p text:style-name="P8"><text:a xlink:type="simple" xlink:href="#atributs" office:name=""><text:span text:style-name="Definition">Atributs</text:span></text:a></text:p>
              <text:list text:style-name="L6">
                <text:list-item>
                  <text:p text:style-name="P10"><text:a xlink:type="simple" xlink:href="#atributs-data-xxx" office:name=""><text:span text:style-name="Definition">Atributs "data-xxx"</text:span></text:a></text:p>
                </text:list-item>
              </text:list>
            </text:list-item>
            <text:list-item>
              <text:p text:style-name="P8"><text:a xlink:type="simple" xlink:href="#estructura-de-lhtml" office:name=""><text:span text:style-name="Definition">Estructura de l'HTML</text:span></text:a></text:p>
              <text:list text:style-name="L7">
                <text:list-item>
                  <text:p text:style-name="P11"><text:a xlink:type="simple" xlink:href="#elements-de-la-capçalera" office:name=""><text:span text:style-name="Definition">Elements de la Capçalera</text:span></text:a></text:p>
                </text:list-item>
                <text:list-item>
                  <text:p text:style-name="P11"><text:a xlink:type="simple" xlink:href="#elements-del-cos" office:name=""><text:span text:style-name="Definition">Elements del Cos</text:span></text:a></text:p>
                </text:list-item>
              </text:list>
            </text:list-item>
            <text:list-item>
              <text:p text:style-name="P8"><text:a xlink:type="simple" xlink:href="#referències" office:name=""><text:span text:style-name="Definition">Referències</text:span></text:a></text:p>
            </text:list-item>
          </text:list>
        </text:list-item>
        <text:list-item>
          <text:p text:style-name="P5"><text:a xlink:type="simple" xlink:href="#formularis" office:name=""><text:span text:style-name="Definition">Formularis</text:span></text:a></text:p>
          <text:list text:style-name="L8">
            <text:list-item>
              <text:p text:style-name="P12"><text:a xlink:type="simple" xlink:href="#validació-de-formularis" office:name=""><text:span text:style-name="Definition">Validació de Formularis</text:span></text:a></text:p>
            </text:list-item>
            <text:list-item>
              <text:p text:style-name="P12"><text:a xlink:type="simple" xlink:href="#referències-1" office:name=""><text:span text:style-name="Definition">Referències</text:span></text:a></text:p>
            </text:list-item>
          </text:list>
        </text:list-item>
        <text:list-item>
          <text:p text:style-name="P5"><text:a xlink:type="simple" xlink:href="#exercici-1" office:name=""><text:span text:style-name="Definition">Exercici 1:</text:span></text:a></text:p>
        </text:list-item>
        <text:list-item>
          <text:p text:style-name="P5"><text:a xlink:type="simple" xlink:href="#entorn-de-treball" office:name=""><text:span text:style-name="Definition">Entorn de Treball</text:span></text:a></text:p>
          <text:list text:style-name="L9">
            <text:list-item>
              <text:p text:style-name="P13"><text:a xlink:type="simple" xlink:href="#editor-de-text" office:name=""><text:span text:style-name="Definition">Editor de Text</text:span></text:a></text:p>
            </text:list-item>
            <text:list-item>
              <text:p text:style-name="P13"><text:a xlink:type="simple" xlink:href="#servidor-web-i-motor-de-plantilles-pug" office:name=""><text:span text:style-name="Definition">Servidor Web i Motor de Plantilles PUG.</text:span></text:a></text:p>
              <text:list text:style-name="L10">
                <text:list-item>
                  <text:p text:style-name="P14"><text:a xlink:type="simple" xlink:href="#prerequisits" office:name=""><text:span text:style-name="Definition">Prerequisits</text:span></text:a></text:p>
                </text:list-item>
                <text:list-item>
                  <text:p text:style-name="P14"><text:a xlink:type="simple" xlink:href="#procediment" office:name=""><text:span text:style-name="Definition">Procediment</text:span></text:a></text:p>
                </text:list-item>
              </text:list>
            </text:list-item>
            <text:list-item>
              <text:p text:style-name="P13"><text:a xlink:type="simple" xlink:href="#referències-2" office:name=""><text:span text:style-name="Definition">Referències</text:span></text:a></text:p>
            </text:list-item>
          </text:list>
        </text:list-item>
        <text:list-item>
          <text:p text:style-name="P5"><text:a xlink:type="simple" xlink:href="#preprocessadors" office:name=""><text:span text:style-name="Definition">Preprocessadors</text:span></text:a></text:p>
          <text:list text:style-name="L11">
            <text:list-item>
              <text:p text:style-name="P15"><text:a xlink:type="simple" xlink:href="#preprocessadors-html" office:name=""><text:span text:style-name="Definition">Preprocessadors HTML</text:span></text:a></text:p>
            </text:list-item>
            <text:list-item>
              <text:p text:style-name="P15"><text:a xlink:type="simple" xlink:href="#preprocessadors-css" office:name=""><text:span text:style-name="Definition">Preprocessadors CSS</text:span></text:a></text:p>
            </text:list-item>
            <text:list-item>
              <text:p text:style-name="P15"><text:a xlink:type="simple" xlink:href="#preprocessadors-javascript" office:name=""><text:span text:style-name="Definition">Preprocessadors Javascript</text:span></text:a></text:p>
            </text:list-item>
            <text:list-item>
              <text:p text:style-name="P15"><text:a xlink:type="simple" xlink:href="#referències-3" office:name=""><text:span text:style-name="Definition">Referències</text:span></text:a></text:p>
            </text:list-item>
          </text:list>
        </text:list-item>
      </text:list>
      <text:h text:style-name="Heading_20_1" text:outline-level="1">Introducció</text:h>
      <text:p text:style-name="First_20_paragraph">Benvinguts al curs d'HTML5 de l'EBAP.</text:p>
      <text:p text:style-name="Text_20_body">Aquest és un curs avançat. Motiu pel qual es pressuposen uns mínims coneixements previs d'HTML, CSS i Javascript.</text:p>
      <text:p text:style-name="Text_20_body">En aquesta unitat didàctica repassarem breument els conceptes més importants, sense entrar en detalls, per assegurar que tots tenim, més o menys, els mateixos coneixements bàsics que ens seran clau per a poder seguir la resta del curs.</text:p>
      <text:p text:style-name="Text_20_body">Si alguna cosa no l'entenem o ens resulta nova, és important preguntar al professor i/o investigar pel nostre compte a fi de poder entendre millor la resta d'unitats didàctiques.</text:p>
      <text:h text:style-name="Heading_20_2" text:outline-level="2">Història</text:h>
      <text:h text:style-name="Heading_20_3" text:outline-level="3">Abans de HTML5</text:h>
      <text:list text:style-name="L12">
        <text:list-item>
          <text:p text:style-name="P16">No hi havia un estandard clar.</text:p>
          <text:list text:style-name="L13">
            <text:list-item>
              <text:p text:style-name="P17">O millor dit: N'hi havia molts de discrepants.</text:p>
            </text:list-item>
          </text:list>
        </text:list-item>
        <text:list-item>
          <text:p text:style-name="P16">Imperava la "guerra dels navegadors".</text:p>
        </text:list-item>
      </text:list>
      <text:h text:style-name="Heading_20_2" text:outline-level="2">A partir d'HTML5</text:h>
      <text:p text:style-name="P18">&lt;!DOCTYPE HTML&gt;</text:p>
      <text:p text:style-name="First_20_paragraph">Al contrari que les versions anteriors, HTML5 és una especificació oberta que va creixent al llarg del temps.</text:p>
      <text:p text:style-name="Text_20_body">Abans els navegadors aplicaven estrictament les normes imposades per l'especificació corresponent al DTD.</text:p>
      <text:p text:style-name="Text_20_body">I si no hi havia DTD, reportaven un error per la consola (que l'usuari corrent normalment no veu) i, "feien el que podien".</text:p>
      <text:p text:style-name="Text_20_body">Al final un s'adonava que de vegades era millor treure DTD perquè així solien funcionar totes les funcionalitats de les distintes especificacions.</text:p>
      <text:p text:style-name="Text_20_body"><text:span text:style-name="T1">A partir d'HTML5, aquell "feien el que podien" passa a ser la norma:</text:span> Si el navegador no reconeix un tag, un atribut o es troba amb qualsevol altra circumstància que no casi amb les especificacions que ell coneix, ha d'intentar resoldre-ho "de la millor manera possible" per tal de minimitzar l'impacte de cara a l'usuari.</text:p>
      <text:p text:style-name="Text_20_body"><text:span text:style-name="T1">Per exemple:</text:span> un navegador que no conegui el tag <text:span text:style-name="Source_Text">&lt;progress&gt;</text:span>, el tractarà com si en el seu lloc hi hagués un simple <text:span text:style-name="Source_Text">&lt;div&gt;</text:span></text:p>
      <text:p text:style-name="Text_20_body">Això no vol dir que puguem fer el que vulguem ni que ja no hagem de fer servir validadors d'HTML:</text:p>
      <text:list text:style-name="L14">
        <text:list-item>
          <text:p text:style-name="P19">Primer perquè sempre és bo verificar que el nostre codi s'ajusta als estàndards actuals.</text:p>
        </text:list-item>
        <text:list-item>
          <text:p text:style-name="P19">I segon perquè és fàcil cometre errors quan escrivim html i, tot i que els navegadors intentaran endevinar "què volíem dir realment", sempre n'hi haurà que hi tindran més traça que d'altres..</text:p>
        </text:list-item>
      </text:list>
      <text:h text:style-name="Heading_20_1" text:outline-level="1">Ecosistema HTML 5</text:h>
      <text:list text:style-name="L15">
        <text:list-item>
          <text:p text:style-name="P20">Markup (HTML)</text:p>
        </text:list-item>
        <text:list-item>
          <text:p text:style-name="P20">Fulls d'Estil (StyleSheets)</text:p>
        </text:list-item>
        <text:list-item>
          <text:p text:style-name="P20">Javascript</text:p>
        </text:list-item>
        <text:list-item>
          <text:p text:style-name="P20">DOM</text:p>
        </text:list-item>
        <text:list-item>
          <text:p text:style-name="P20">HTML5 APIs</text:p>
        </text:list-item>
      </text:list>
      <text:h text:style-name="Heading_20_1" text:outline-level="1">Llenguatge de Marques (Markup)</text:h>
      <text:h text:style-name="Heading_20_2" text:outline-level="2">Elements (Tags)</text:h>
      <text:h text:style-name="Heading_20_3" text:outline-level="3">Anatomia</text:h>
      <text:p text:style-name="P21">&lt;div class="menu"&gt;</text:p>
      <text:p text:style-name="P22"><text:s text:c="4"/>(contingut...)</text:p>
      <text:p text:style-name="P23">&lt;/div&gt;</text:p>
      <text:p text:style-name="P24">&lt;input name="age" type="number" /&gt;</text:p>
      <text:h text:style-name="Heading_20_3" text:outline-level="3">Custom Elements</text:h>
      <text:p text:style-name="First_20_paragraph">Els elements de client o "custom" son aquells en els que el nom del tag està en minúscules i conté al menys un guió ("-"). Llevat d'algunes excepcions que no vénen al cas.</text:p>
      <text:p text:style-name="Text_20_body">Els elements "custom" no seran reportats com a "desconeguts" per un validador. I la seva finalitat és la de poder implementar components específics del costat del navegador.</text:p>
      <text:p text:style-name="P25">&lt;my-component&gt;</text:p>
      <text:p text:style-name="P26"><text:s text:c="4"/>(contingut...)</text:p>
      <text:p text:style-name="P27">&lt;/my-component&gt;</text:p>
      <text:p text:style-name="P28">:point-right: <text:a xlink:type="simple" xlink:href="https://reactjs.org/" office:name=""><text:span text:style-name="Definition">React</text:span></text:a>, <text:a xlink:type="simple" xlink:href="https://www.polymer-project.org/" office:name=""><text:span text:style-name="Definition">Polymer</text:span></text:a> i <text:a xlink:type="simple" xlink:href="https://angular.io/" office:name=""><text:span text:style-name="Definition">Angular</text:span></text:a> son alguns dels frameworks més coneguts que en fan ús.</text:p>
      <text:h text:style-name="Heading_20_2" text:outline-level="2">Atributs</text:h>
      <text:list text:style-name="L16">
        <text:list-item>
          <text:p text:style-name="P29">Els noms del atributs és "case-insensitive" a HTML5.</text:p>
        </text:list-item>
      </text:list>
      <text:h text:style-name="Heading_20_3" text:outline-level="3">Atributs "data-xxx"</text:h>
      <text:p text:style-name="First_20_paragraph">De forma semblant als <text:span text:style-name="T2">Custom Elements</text:span>, els atributs el nom dels quals comenci per "data-", son considerats atributs d'usuari.</text:p>
      <text:p text:style-name="Text_20_body">Aquests atributs es poden fer servir lliurement a qualsevol element sense que mai cap validador ens alerti de que no el reconeix i, <text:span text:style-name="T1">el que és molt més important:</text:span> sense el perill que nous atributs que s'estandarditzin en el futur hi puguin col·lisionar.</text:p>
      <text:p text:style-name="Text_20_body">Resulten <text:span text:style-name="T1">molt útils</text:span> per atribuir informació semàntica a elements determinats que després podem fer servir tant des dels nostres controladors javascript com, si cal, des del full d'estil CSS.</text:p>
      <text:h text:style-name="Heading_20_2" text:outline-level="2">Estructura de l'HTML</text:h>
      <text:list text:style-name="L17">
        <text:list-item>
          <text:p text:style-name="P30">DTD</text:p>
        </text:list-item>
        <text:list-item>
          <text:p text:style-name="P30">Document (<text:span text:style-name="Source_Text">&lt;html&gt;</text:span>)</text:p>
          <text:list text:style-name="L18">
            <text:list-item>
              <text:p text:style-name="P31">Capçalera (<text:span text:style-name="Source_Text">&lt;head&gt;</text:span>)</text:p>
            </text:list-item>
            <text:list-item>
              <text:p text:style-name="P31">Cos (<text:span text:style-name="Source_Text">&lt;body&gt;</text:span>)</text:p>
            </text:list-item>
          </text:list>
        </text:list-item>
      </text:list>
      <text:h text:style-name="Heading_20_3" text:outline-level="3">Elements de la Capçalera</text:h>
      <text:list text:style-name="L19">
        <text:list-item>
          <text:p text:style-name="P32">Títol (<text:span text:style-name="Source_Text">&lt;title&gt;</text:span>)</text:p>
        </text:list-item>
        <text:list-item>
          <text:p text:style-name="P32">Codificació de caràcters: <text:span text:style-name="Source_Text">&lt;meta charset='utf-8' /&gt;</text:span></text:p>
        </text:list-item>
        <text:list-item>
          <text:p text:style-name="P32">Viewport: <text:span text:style-name="Source_Text">&lt;meta name="viewport" content="width=device-width, initial-scale=1"&gt;</text:span></text:p>
        </text:list-item>
        <text:list-item>
          <text:p text:style-name="P32">Fulls d'estil</text:p>
          <text:list text:style-name="L20">
            <text:list-item>
              <text:p text:style-name="P33">Externs: <text:span text:style-name="Source_Text">&lt;link rel="stylesheet" type="text/css" href="..." /&gt;</text:span></text:p>
            </text:list-item>
            <text:list-item>
              <text:p text:style-name="P33">Interns: <text:span text:style-name="Source_Text">&lt;style&gt;...&lt;/style&gt;</text:span> (També poden anar dins el cos)</text:p>
            </text:list-item>
          </text:list>
        </text:list-item>
        <text:list-item>
          <text:p text:style-name="P32">Scripts (?)</text:p>
          <text:list text:style-name="L21">
            <text:list-item>
              <text:p text:style-name="P34">Externs: <text:span text:style-name="Source_Text">&lt;script src="..." /&gt;</text:span> (També poden anar dins el cos*)</text:p>
            </text:list-item>
            <text:list-item>
              <text:p text:style-name="P34">Interns: <text:span text:style-name="Source_Text">&lt;script&gt;...&lt;/script&gt;</text:span> (També poden anar dins el cos*)</text:p>
            </text:list-item>
          </text:list>
        </text:list-item>
      </text:list>
      <text:p text:style-name="P35"><text:span text:style-name="T1">NOTA:</text:span> Avui en dia els scripts es solen ubicar al propi cos del document i, preferentment, al final per dues raons:</text:p>
      <text:list text:style-name="L22">
        <text:list-item>
          <text:p text:style-name="P36">Per evitar retardar la descàrrega (i, com a conseqüència, també la renderització) del document.</text:p>
        </text:list-item>
        <text:list-item>
          <text:p text:style-name="P36">Perquè si el script necessita capturar elements del DOM, no pot fer-ho fins que aquests s'hagin creat. <text:span text:style-name="T1">I aquesta és la millor manera d'assegurar-ho</text:span>.</text:p>
        </text:list-item>
      </text:list>
      <text:h text:style-name="Heading_20_3" text:outline-level="3">Elements del Cos</text:h>
      <text:p text:style-name="First_20_paragraph">Els mes comuns son:</text:p>
      <text:list text:style-name="L23">
        <text:list-item>
          <text:p text:style-name="P37"><text:span text:style-name="Source_Text">&lt;div&gt;&lt;/div&gt;</text:span></text:p>
        </text:list-item>
        <text:list-item>
          <text:p text:style-name="P37"><text:span text:style-name="Source_Text">&lt;span&gt;&lt;/span&gt;</text:span></text:p>
        </text:list-item>
        <text:list-item>
          <text:p text:style-name="P37"><text:span text:style-name="Source_Text">&lt;h1&gt;&lt;/h1&gt;</text:span>, <text:span text:style-name="Source_Text">&lt;h2&gt;&lt;/h2&gt;</text:span>, <text:span text:style-name="Source_Text">&lt;h3&gt;&lt;/h3&gt;</text:span>, ...</text:p>
        </text:list-item>
        <text:list-item>
          <text:p text:style-name="P37"><text:span text:style-name="Source_Text">&lt;a href="..."&gt;&lt;/a&gt;</text:span></text:p>
        </text:list-item>
        <text:list-item>
          <text:p text:style-name="P37"><text:span text:style-name="Source_Text">&lt;p&gt;&lt;/p&gt;</text:span></text:p>
        </text:list-item>
        <text:list-item>
          <text:p text:style-name="P37"><text:span text:style-name="Source_Text">&lt;br /&gt;</text:span></text:p>
        </text:list-item>
        <text:list-item>
          <text:p text:style-name="P37"><text:span text:style-name="Source_Text">&lt;pre&gt;&lt;/pre&gt;</text:span></text:p>
        </text:list-item>
        <text:list-item>
          <text:p text:style-name="P37">etcètera...</text:p>
        </text:list-item>
      </text:list>
      <text:p text:style-name="First_20_paragraph">Llistes:</text:p>
      <text:list text:style-name="L24">
        <text:list-item>
          <text:p text:style-name="P38"><text:span text:style-name="Source_Text">&lt;ul&gt;&lt;/ul&gt;</text:span> / <text:span text:style-name="Source_Text">&lt;ol&gt;&lt;/ol&gt;</text:span></text:p>
          <text:list text:style-name="L25">
            <text:list-item>
              <text:p text:style-name="P39"><text:span text:style-name="Source_Text">&lt;li&gt;&lt;/li&gt;</text:span> / <text:span text:style-name="Source_Text">&lt;li&gt;&lt;/li&gt;</text:span></text:p>
            </text:list-item>
          </text:list>
        </text:list-item>
      </text:list>
      <text:p text:style-name="First_20_paragraph">Taules:</text:p>
      <text:list text:style-name="L26">
        <text:list-item>
          <text:p text:style-name="P40"><text:span text:style-name="Source_Text">&lt;table&gt;&lt;/table&gt;</text:span></text:p>
          <text:list text:style-name="L27">
            <text:list-item>
              <text:p text:style-name="P41"><text:span text:style-name="Source_Text">&lt;thead&gt;&lt;/thead&gt;</text:span> / <text:span text:style-name="Source_Text">&lt;tbody&gt;&lt;/tbody&gt;</text:span> / <text:span text:style-name="Source_Text">&lt;tfooter&gt;&lt;/tfooter&gt;</text:span></text:p>
            </text:list-item>
            <text:list-item>
              <text:p text:style-name="P41"><text:span text:style-name="Source_Text">&lt;tr&gt;&lt;/tr&gt;</text:span></text:p>
            </text:list-item>
            <text:list-item>
              <text:p text:style-name="P41"><text:span text:style-name="Source_Text">&lt;td&gt;&lt;/td&gt;</text:span> / <text:span text:style-name="Source_Text">&lt;th&gt;&lt;/th&gt;</text:span></text:p>
            </text:list-item>
          </text:list>
        </text:list-item>
      </text:list>
      <text:p text:style-name="First_20_paragraph">Nous a HTML5</text:p>
      <text:list text:style-name="L28">
        <text:list-item>
          <text:p text:style-name="P42"><text:span text:style-name="Source_Text">&lt;header&gt;&lt;/header&gt;</text:span></text:p>
        </text:list-item>
        <text:list-item>
          <text:p text:style-name="P42"><text:span text:style-name="Source_Text">&lt;footer&gt;&lt;/footer&gt;</text:span></text:p>
        </text:list-item>
        <text:list-item>
          <text:p text:style-name="P42"><text:span text:style-name="Source_Text">&lt;section&gt;&lt;/section&gt;</text:span></text:p>
        </text:list-item>
        <text:list-item>
          <text:p text:style-name="P42"><text:span text:style-name="Source_Text">&lt;article&gt;&lt;/article&gt;</text:span></text:p>
        </text:list-item>
        <text:list-item>
          <text:p text:style-name="P42"><text:span text:style-name="Source_Text">&lt;aside&gt;&lt;/aside&gt;</text:span></text:p>
        </text:list-item>
        <text:list-item>
          <text:p text:style-name="P42">etcètera...</text:p>
        </text:list-item>
      </text:list>
      <text:h text:style-name="Heading_20_2" text:outline-level="2">Referències</text:h>
      <text:list text:style-name="L29">
        <text:list-item>
          <text:p text:style-name="P43"><text:span text:style-name="T1">Elements HTML5:</text:span></text:p>
          <text:list text:style-name="L30">
            <text:list-item>
              <text:p text:style-name="P44">Nous elements HTML5: <text:a xlink:type="simple" xlink:href="" office:name=""><text:span text:style-name="Definition">https://www.w3schools.com/html/html5_new_elements.asp</text:span></text:a>.</text:p>
            </text:list-item>
            <text:list-item>
              <text:p text:style-name="P44">Referència completa: <text:a xlink:type="simple" xlink:href="" office:name=""><text:span text:style-name="Definition">https://www.tutorialspoint.com/html5/html5_tags.htm</text:span></text:a>.</text:p>
            </text:list-item>
          </text:list>
        </text:list-item>
        <text:list-item>
          <text:p text:style-name="P43"><text:span text:style-name="T1">Atributs HTML5:</text:span></text:p>
          <text:list text:style-name="L31">
            <text:list-item>
              <text:p text:style-name="P45">Referència competa d'atributs: <text:a xlink:type="simple" xlink:href="" office:name=""><text:span text:style-name="Definition">https://www.w3schools.com/tags/ref_attributes.asp</text:span></text:a>.</text:p>
            </text:list-item>
          </text:list>
        </text:list-item>
        <text:list-item>
          <text:p text:style-name="P43"><text:span text:style-name="T1">Altres:</text:span></text:p>
          <text:list text:style-name="L32">
            <text:list-item>
              <text:p text:style-name="P46">Viewport: <text:a xlink:type="simple" xlink:href="" office:name=""><text:span text:style-name="Definition">https://developer.mozilla.org/en-US/docs/Mozilla/Mobile/Viewport_meta_tag</text:span></text:a>.</text:p>
            </text:list-item>
          </text:list>
        </text:list-item>
      </text:list>
      <text:h text:style-name="Heading_20_1" text:outline-level="1">Formularis</text:h>
      <text:h text:style-name="Heading_20_2" text:outline-level="2">Validació de Formularis</text:h>
      <text:h text:style-name="Heading_20_2" text:outline-level="2">Referències</text:h>
      <text:p text:style-name="Horizontal_20_Line"/>
      <text:h text:style-name="Heading_20_1" text:outline-level="1">Exercici 1:</text:h>
      <text:p text:style-name="First_20_paragraph">Redactar una carta de presentació, estil currículum en HTML5. Ha de contenir com a mínim:</text:p>
      <text:list text:style-name="L33">
        <text:list-item>
          <text:p text:style-name="P47">El vostre nom i llinatges.</text:p>
        </text:list-item>
        <text:list-item>
          <text:p text:style-name="P47">Els vostres coneixements i experiència en HTML i/o altres tecnologies.</text:p>
        </text:list-item>
        <text:list-item>
          <text:p text:style-name="P47">Motiu que vos ha impulsat a fer aquest curs.</text:p>
        </text:list-item>
      </text:list>
      <text:p text:style-name="First_20_paragraph">Heu d'aplicar el que heu après fins ara. Però podeu anar més enllà si en sabeu (incloure una fotografia, aplicar estils, etcètera...).</text:p>
      <text:p text:style-name="Horizontal_20_Line"/>
      <text:h text:style-name="Heading_20_1" text:outline-level="1">Entorn de Treball</text:h>
      <text:p text:style-name="First_20_paragraph">Per poder seguir aquest curs necessitarem principalment tres coses:</text:p>
      <text:list text:style-name="L34">
        <text:list-item>
          <text:p text:style-name="P48">Un editor de text que suporti ressaltat sintàctic.</text:p>
        </text:list-item>
        <text:list-item>
          <text:p text:style-name="P48">Un servidor web per poder visualitzar els exercicis que anem fent no només al nostre ordinador, sinó com a mínim també al nostre smartphone.</text:p>
        </text:list-item>
        <text:list-item>
          <text:p text:style-name="P48">També farem servir un motor de plantilles HTML. Concretament el <text:span text:style-name="T2">Pug</text:span> (abans conegut com a "Jade"). Això ens permetrà:</text:p>
          <text:list text:style-name="L35">
            <text:list-item>
              <text:p text:style-name="P49">Generar HTML molt més ràpidament.</text:p>
            </text:list-item>
            <text:list-item>
              <text:p text:style-name="P49">Amb menys propensió a errors (perquè la sintaxi és més clara i perquè si cometem errors greus el compilador els detectarà).</text:p>
            </text:list-item>
            <text:list-item>
              <text:p text:style-name="P49">Fer servir models de dades externs (el que seria separar la vista de les dades en un model MVC).</text:p>
            </text:list-item>
          </text:list>
        </text:list-item>
      </text:list>
      <text:h text:style-name="Heading_20_2" text:outline-level="2">Editor de Text</text:h>
      <text:p text:style-name="First_20_paragraph">Podeu fer servir el que vulgueu si el teniu disponible.</text:p>
      <text:p text:style-name="Text_20_body">Als ordinadors de l'aula trobareu preparat el Sublime Text.</text:p>
      <text:p text:style-name="Text_20_body">Si el voleu fer servir també a casa, heu de saber que Sublime Text no incorpora per defecte el ressaltat sintàctic per a fitxers <text:span text:style-name="T2">Pug</text:span>. Però se li pot afegir mitjançant el seu sistema de paquets:</text:p>
      <text:list text:style-name="L36">
        <text:list-item>
          <text:p text:style-name="P50">Menú Preferences -&gt; Package Control</text:p>
        </text:list-item>
        <text:list-item>
          <text:p text:style-name="P50">Teclejam 'pi' i sel·leccionam "Install Package"</text:p>
        </text:list-item>
        <text:list-item>
          <text:p text:style-name="P50">Teclejam 'Pug' i sel·leccionam "Pug"</text:p>
        </text:list-item>
      </text:list>
      <text:h text:style-name="Heading_20_2" text:outline-level="2">Servidor Web i Motor de Plantilles PUG.</text:h>
      <text:p text:style-name="First_20_paragraph">Com a Servidor Web, farem servir <text:span text:style-name="T2">Express</text:span>. Que és un framework per <text:span text:style-name="T2">Node.JS</text:span> disponible al repositori de paquets <text:span text:style-name="T2">NPM</text:span>.</text:p>
      <text:p text:style-name="Text_20_body">Explicar Node.JS i el funcionament de Express està fora dels objectius d'aquest curs. Simplement els farem servir perquè son la forma més ràpida i senzilla d'obtenir un entorn de treball amb les eines que necessitam.</text:p>
      <text:p text:style-name="Text_20_body">Així que, seguidament, ens limitarem a relacionar les passes a seguir per crear un projecte <text:span text:style-name="T2">Express</text:span> per poder començar a treballar:</text:p>
      <text:h text:style-name="Heading_20_3" text:outline-level="3">Prerequisits</text:h>
      <text:list text:style-name="L37">
        <text:list-item>
          <text:p text:style-name="P51"><text:span text:style-name="T2">Node.JS</text:span> i <text:span text:style-name="T2">NPM</text:span>: Els ordinadors de l'aula ja els tenen instal·lats.</text:p>
          <text:list text:style-name="L38">
            <text:list-item>
              <text:p text:style-name="P52">A l'apartat de <text:a xlink:type="simple" xlink:href="#referències-1" office:name=""><text:span text:style-name="Definition">referències</text:span></text:a> trobareu més informació si voleu instal·lar-vos-els a casa.</text:p>
            </text:list-item>
          </text:list>
        </text:list-item>
        <text:list-item>
          <text:p text:style-name="P51"><text:span text:style-name="T2">Express-generator</text:span>: És una eina en línia de comandes que ens permetrà crear projectes <text:span text:style-name="T2">Expres</text:span> funcionals només executant una comanda.</text:p>
          <text:list text:style-name="L39">
            <text:list-item>
              <text:p text:style-name="P53">Si no el tenim ja instal·lat, l'instal·larem amb la comanda <text:span text:style-name="Source_Text">npm install <text:s text:c="2"/>-g express-generator</text:span>.</text:p>
            </text:list-item>
          </text:list>
        </text:list-item>
      </text:list>
      <text:h text:style-name="Heading_20_3" text:outline-level="3">Procediment</text:h>
      <text:p text:style-name="First_20_paragraph">Obrirem una terminal i seguirem els passos següents:</text:p>
      <text:p text:style-name="Text_20_body"><text:span text:style-name="T2">1.</text:span> Cream un directori, per exemple de nom "exercicis", on emmagatzemar els nostres exercicis i projectes i ens situam en ell.</text:p>
      <text:p text:style-name="P54">usuari@maquina:~$ mkdir exercicis</text:p>
      <text:p text:style-name="P55">usuari@maquina:~$ cd exercicis</text:p>
      <text:p text:style-name="P56">usuari@maquina:~/exercicis$</text:p>
      <text:p text:style-name="First_20_paragraph"><text:span text:style-name="T2">2.</text:span> Repetirem el pas anterior per crear a dins d'aquest un subdirectori, per exemple "cursHTML5" per al nostre primer projecte.</text:p>
      <text:p text:style-name="P57">usuari@maquina:~/exercicis$ mkdir cursHTML5</text:p>
      <text:p text:style-name="P58">usuari@maquina:~/exercicis$ cd cursHTML5/</text:p>
      <text:p text:style-name="P59">usuari@maquina:~/exercicis/cursHTML5$</text:p>
      <text:p text:style-name="First_20_paragraph"><text:span text:style-name="T2">3.</text:span> Fem servir la comanda <text:span text:style-name="Source_Text">express</text:span> (l'<text:span text:style-name="T2">express-generator</text:span>) per crear un projecte buit:</text:p>
      <text:p text:style-name="P60">usuari@maquina:~/exercicis/cursHTML5$ express --view=pug</text:p>
      <text:p text:style-name="P61"/>
      <text:p text:style-name="P62"><text:s text:c="3"/>create : public/</text:p>
      <text:p text:style-name="P63"><text:s text:c="3"/>create : public/javascripts/</text:p>
      <text:p text:style-name="P64"><text:s text:c="3"/>create : public/images/</text:p>
      <text:p text:style-name="P65"><text:s text:c="3"/>create : public/stylesheets/</text:p>
      <text:p text:style-name="P66"><text:s text:c="3"/>create : public/stylesheets/style.css</text:p>
      <text:p text:style-name="P67"><text:s text:c="3"/>create : routes/</text:p>
      <text:p text:style-name="P68"><text:s text:c="3"/>create : routes/index.js</text:p>
      <text:p text:style-name="P69"><text:s text:c="3"/>create : routes/users.js</text:p>
      <text:p text:style-name="P70"><text:s text:c="3"/>create : views/</text:p>
      <text:p text:style-name="P71"><text:s text:c="3"/>create : views/error.pug</text:p>
      <text:p text:style-name="P72"><text:s text:c="3"/>create : views/index.pug</text:p>
      <text:p text:style-name="P73"><text:s text:c="3"/>create : views/layout.pug</text:p>
      <text:p text:style-name="P74"><text:s text:c="3"/>create : app.js</text:p>
      <text:p text:style-name="P75"><text:s text:c="3"/>create : package.json</text:p>
      <text:p text:style-name="P76"><text:s text:c="3"/>create : bin/</text:p>
      <text:p text:style-name="P77"><text:s text:c="3"/>create : bin/www</text:p>
      <text:p text:style-name="P78"/>
      <text:p text:style-name="P79"><text:s text:c="3"/>install dependencies:</text:p>
      <text:p text:style-name="P80"><text:s text:c="5"/>$ npm install</text:p>
      <text:p text:style-name="P81"/>
      <text:p text:style-name="P82"><text:s text:c="3"/>run the app:</text:p>
      <text:p text:style-name="P83"><text:s text:c="5"/>$ DEBUG=curshtml5:* npm start</text:p>
      <text:p text:style-name="First_20_paragraph">Això ens haurà creat una estructura de fitxers i directoris com aquesta:</text:p>
      <text:p text:style-name="P84">.</text:p>
      <text:p text:style-name="P85">├── app.js</text:p>
      <text:p text:style-name="P86">├── bin</text:p>
      <text:p text:style-name="P87">│ <text:s text:c="2"/>└── www</text:p>
      <text:p text:style-name="P88">├── package.json</text:p>
      <text:p text:style-name="P89">├── package-lock.json</text:p>
      <text:p text:style-name="P90">├── public</text:p>
      <text:p text:style-name="P91">│ <text:s text:c="2"/>├── images</text:p>
      <text:p text:style-name="P92">│ <text:s text:c="2"/>├── javascripts</text:p>
      <text:p text:style-name="P93">│ <text:s text:c="2"/>└── stylesheets</text:p>
      <text:p text:style-name="P94">│ <text:s text:c="6"/>└── style.css</text:p>
      <text:p text:style-name="P95">├── routes</text:p>
      <text:p text:style-name="P96">│ <text:s text:c="2"/>├── index.js</text:p>
      <text:p text:style-name="P97">│ <text:s text:c="2"/>└── users.js</text:p>
      <text:p text:style-name="P98">└── views</text:p>
      <text:p text:style-name="P99"><text:s text:c="4"/>├── error.pug</text:p>
      <text:p text:style-name="P100"><text:s text:c="4"/>├── index.pug</text:p>
      <text:p text:style-name="P101"><text:s text:c="4"/>└── layout.pug</text:p>
      <text:p text:style-name="First_20_paragraph">Les dues següents passes ja ens les ha suggerit el propi express-generator...</text:p>
      <text:p text:style-name="Text_20_body"><text:span text:style-name="T2">4.</text:span> Executam <text:span text:style-name="Source_Text">npm install</text:span> per tal que s'instal·lin totes les dependències:</text:p>
      <text:p text:style-name="P102">usuari@maquina:~/exercicis/cursHTML5$ npm install</text:p>
      <text:p text:style-name="P103">npm notice created a lockfile as package-lock.json. You should commit this file.</text:p>
      <text:p text:style-name="P104">added 118 packages from 174 contributors and audited 247 packages in 3.707s</text:p>
      <text:p text:style-name="P105">found 0 vulnerabilities</text:p>
      <text:p text:style-name="First_20_paragraph">i...</text:p>
      <text:p text:style-name="Text_20_body"><text:span text:style-name="T2">5.</text:span> Arrancam el nostre nou servidor web. Podem fer servir la comanda que s'ens o, en el nostre cas, amb <text:span text:style-name="Source_Text">npm start</text:span> serà suficient.</text:p>
      <text:p text:style-name="P106">usuari@maquina:~/exercicis/cursHTML5$ npm start</text:p>
      <text:p text:style-name="P107"/>
      <text:p text:style-name="P108">&gt; curshtml5@0.0.0 start /home/usuari/exercicis/cursHTML5</text:p>
      <text:p text:style-name="P109">&gt; node ./bin/www</text:p>
      <text:p text:style-name="First_20_paragraph">Ara hauríem de poder accedir al nostre servidor web a través del port 3000 del nostre PC. És a dir: a la url <text:a xlink:type="simple" xlink:href="" office:name=""><text:span text:style-name="Definition">http://localhost:3000</text:span></text:a>.</text:p>
      <text:list text:style-name="L40">
        <text:list-item>
          <text:p text:style-name="P110">També, si tenim el nostre mòbil connectat a la xarxa inalàmbrica i coneixem l'adreça IP del nostre ordinador (que podem obtenir amb les comandes <text:span text:style-name="Source_Text">ifconfig</text:span> o <text:span text:style-name="Source_Text">ip addr list</text:span>), hi podrem accedir canviant "localhost" per la nostre IP a l'enllaç anterior.</text:p>
        </text:list-item>
      </text:list>
      <text:p text:style-name="First_20_paragraph">Si ara desam el fitxer que hem creat a l'exercici anterior sota el directori "public" i amb el nom "curriculum.html", veurem que podem accedir a ell sota al url <text:a xlink:type="simple" xlink:href="" office:name=""><text:span text:style-name="Definition">http://localhost:3000/curriculum.html</text:span></text:a> (o amb la IP corresponent si volem poder accedir-hi també des del nostre smartphone).</text:p>
      <text:h text:style-name="Heading_20_2" text:outline-level="2">Referències</text:h>
      <text:list text:style-name="L41">
        <text:list-item>
          <text:p text:style-name="P111"><text:span text:style-name="T2">Sublime Text</text:span>: <text:a xlink:type="simple" xlink:href="" office:name=""><text:span text:style-name="Definition">https://www.sublimetext.com/</text:span></text:a>.</text:p>
        </text:list-item>
        <text:list-item>
          <text:p text:style-name="P111">Instal·lació Node.JS i NPM:</text:p>
          <text:list text:style-name="L42">
            <text:list-item>
              <text:p text:style-name="P112">Via <text:span text:style-name="T2">NVM</text:span> (recomanat): <text:a xlink:type="simple" xlink:href="" office:name=""><text:span text:style-name="Definition">https://github.com/creationix/nvm/blob/master/README.md#install-script</text:span></text:a>.</text:p>
            </text:list-item>
            <text:list-item>
              <text:p text:style-name="P112">Amb el gestor de paquets del Sistema Operatiu: <text:a xlink:type="simple" xlink:href="" office:name=""><text:span text:style-name="Definition">https://nodejs.org/es/download/package-manager/</text:span></text:a>.</text:p>
            </text:list-item>
            <text:list-item>
              <text:p text:style-name="P112">Instal·lació manual: <text:a xlink:type="simple" xlink:href="" office:name=""><text:span text:style-name="Definition">https://nodejs.org/en/download/</text:span></text:a>.</text:p>
            </text:list-item>
          </text:list>
        </text:list-item>
      </text:list>
      <text:h text:style-name="Heading_20_1" text:outline-level="1">Preprocessadors</text:h>
      <text:p text:style-name="First_20_paragraph">Els preprocessadors son eines que ens permeten transformar un fitxer de codi escrit en un llenguatge modificat o totalment distint al que entén compilador o intèrpret al que estan destinats.</text:p>
      <text:p text:style-name="Text_20_body">Per exemple, el motor de plantilles <text:span text:style-name="T2">Pug</text:span> és un preprocessador que transforma una plantilla <text:span text:style-name="T2">Pug</text:span> en un document HTML vàlid que pot llegir qualsevol navegador.</text:p>
      <text:p text:style-name="Text_20_body">Al projecte <text:span text:style-name="T2">Expres</text:span> que hem creat anteriorment, podem veure com a dins el directori <text:span text:style-name="T2">views</text:span> tenim tres fitxers:</text:p>
      <text:p text:style-name="Text_20_body">error.pug index.pug layout.pug</text:p>
      <text:p text:style-name="Text_20_body"><text:span text:style-name="T1">layout.pug:</text:span></text:p>
      <text:p text:style-name="P113">doctype html</text:p>
      <text:p text:style-name="P114">html</text:p>
      <text:p text:style-name="P115"><text:s text:c="2"/>head</text:p>
      <text:p text:style-name="P116"><text:s text:c="4"/>title= title</text:p>
      <text:p text:style-name="P117"><text:s text:c="4"/>link(rel='stylesheet', href='/stylesheets/style.css')</text:p>
      <text:p text:style-name="P118"><text:s text:c="2"/>body</text:p>
      <text:p text:style-name="P119"><text:s text:c="4"/>block content</text:p>
      <text:p text:style-name="First_20_paragraph"><text:span text:style-name="T1">index.pug:</text:span></text:p>
      <text:p text:style-name="P120">extends layout</text:p>
      <text:p text:style-name="P121"/>
      <text:p text:style-name="P122">block content</text:p>
      <text:p text:style-name="P123"><text:s text:c="2"/>h1= title</text:p>
      <text:p text:style-name="P124"><text:s text:c="2"/>p Welcome to #{title}</text:p>
      <text:p text:style-name="First_20_paragraph"><text:span text:style-name="T1">error.pug:</text:span></text:p>
      <text:p text:style-name="P125">extends layout</text:p>
      <text:p text:style-name="P126"/>
      <text:p text:style-name="P127">block content</text:p>
      <text:p text:style-name="P128"><text:s text:c="2"/>h1= message</text:p>
      <text:p text:style-name="P129"><text:s text:c="2"/>h2= error.status</text:p>
      <text:p text:style-name="P130"><text:s text:c="2"/>pre #{error.stack}</text:p>
      <text:p text:style-name="First_20_paragraph">Definicions:</text:p>
      <text:list text:style-name="L43">
        <text:list-item>
          <text:p text:style-name="P131">shims</text:p>
        </text:list-item>
        <text:list-item>
          <text:p text:style-name="P131">polyfills</text:p>
        </text:list-item>
        <text:list-item>
          <text:p text:style-name="P131">transpilers</text:p>
        </text:list-item>
      </text:list>
      <text:h text:style-name="Heading_20_2" text:outline-level="2">Preprocessadors HTML</text:h>
      <text:h text:style-name="Heading_20_2" text:outline-level="2">Preprocessadors CSS</text:h>
      <text:list text:style-name="L44">
        <text:list-item>
          <text:p text:style-name="P132">PostCSS: <text:a xlink:type="simple" xlink:href="" office:name=""><text:span text:style-name="Definition">https://postcss.org/</text:span></text:a>.</text:p>
          <text:list text:style-name="L45">
            <text:list-item>
              <text:p text:style-name="P133">Autoprefixer: <text:a xlink:type="simple" xlink:href="" office:name=""><text:span text:style-name="Definition">https://github.com/postcss/autoprefixer</text:span></text:a>.</text:p>
            </text:list-item>
          </text:list>
        </text:list-item>
      </text:list>
      <text:h text:style-name="Heading_20_2" text:outline-level="2">Preprocessadors Javascript</text:h>
      <text:list text:style-name="L46">
        <text:list-item>
          <text:p text:style-name="P134">Babel</text:p>
        </text:list-item>
      </text:list>
      <text:h text:style-name="Heading_20_2" text:outline-level="2">Referències</text:h>
      <text:list text:style-name="L47">
        <text:list-item>
          <text:p text:style-name="P135">Motors de Plantilles</text:p>
          <text:list text:style-name="L48">
            <text:list-item>
              <text:p text:style-name="P136">Pug (Jade): <text:a xlink:type="simple" xlink:href="" office:name=""><text:span text:style-name="Definition">https://pugjs.org</text:span></text:a></text:p>
            </text:list-item>
            <text:list-item>
              <text:p text:style-name="P136">Handlebars: <text:a xlink:type="simple" xlink:href="" office:name=""><text:span text:style-name="Definition">https://handlebarsjs.com</text:span></text:a></text:p>
            </text:list-item>
          </text:list>
        </text:list-item>
      </text:list>
      <text:p text:style-name="Horizontal_20_Line"/>
      <text:p text:style-name="Horizontal_20_Line"/>
      <text:list text:style-name="L49">
        <text:list-item>
          <text:p text:style-name="P137">Frameworks · jQuery · <text:a xlink:type="simple" xlink:href="http://youmightnotneedjquery.com/" office:name=""><text:span text:style-name="Definition">You might not need jQuery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